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 fo:min-height="10.672cm" fo:min-width="6.612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10.556cm" fo:min-width="6.612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528cm" fo:min-width="3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544cm" fo:min-width="2.93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2.93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66cm" fo:min-width="5.34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1.274cm" fo:min-width="2.548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5.476cm" fo:min-width="6.612cm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 fo:min-height="2.936cm" fo:min-width="6.6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3.952cm" fo:min-width="3.726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666cm" fo:min-width="2.19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66cm" fo:min-width="2.456cm"/>
    </style:style>
    <style:style style:name="gr18" style:family="graphic" style:parent-style-name="standard">
      <style:graphic-properties svg:stroke-color="#ff950e" draw:textarea-vertical-align="middle"/>
    </style:style>
    <style:style style:name="gr19" style:family="graphic" style:parent-style-name="standard">
      <style:graphic-properties svg:stroke-color="#ff950e" draw:fill-color="#ffcc00" draw:textarea-vertical-align="middle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444cm" fo:min-width="2.548cm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1.368cm" fo:min-width="2.548cm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1.57cm" fo:min-width="2.548cm"/>
    </style:style>
    <style:style style:name="pr1" style:family="presentation" style:parent-style-name="Default-title">
      <style:graphic-properties draw:auto-grow-height="true" fo:min-height="5.18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7.112cm" svg:height="10.922cm" svg:x="5.016cm" svg:y="6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10.806cm" svg:x="16.316cm" svg:y="6.72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5.182cm" svg:x="1.4cm" svg:y="-0.001cm" presentation:class="title" presentation:user-transformed="true">
          <draw:text-box>
            <text:p>Configuration 1: <text:line-break/>42 Engine Hosted on Flight Processor</text:p>
          </draw:text-box>
        </draw:frame>
        <draw:custom-shape draw:style-name="gr3" draw:text-style-name="P1" xml:id="id1" draw:id="id1" draw:layer="layout" svg:width="4.048cm" svg:height="1.778cm" svg:x="17.924cm" svg:y="9.006cm">
          <text:p text:style-name="P1">42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032cm" svg:height="1.016cm" svg:x="18.94cm" svg:y="14.806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436cm" svg:height="2.794cm" svg:x="6.91cm" svg:y="8.4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436cm" svg:height="2.794cm" svg:x="6.91cm" svg:y="13.8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924cm" svg:y="7.0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5.524cm" svg:y="7.082cm">
          <text:p text:style-name="P1">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948cm" svg:y1="10.784cm" svg:x2="19.956cm" svg:y2="14.806cm" draw:start-shape="id1" draw:start-glue-point="2" draw:end-shape="id2" draw:end-glue-point="0" svg:d="M19948 10784v2011h8v2011" svg:viewBox="0 0 9 4023">
          <text:p/>
        </draw:connector>
        <draw:connector draw:style-name="gr8" draw:text-style-name="P1" draw:layer="layout" svg:x1="10.346cm" svg:y1="9.895cm" svg:x2="17.924cm" svg:y2="9.895cm" draw:start-shape="id3" draw:start-glue-point="1" draw:end-shape="id1" draw:end-glue-point="3" svg:d="M10346 9895h7578" svg:viewBox="0 0 7579 1">
          <text:p/>
        </draw:connector>
        <draw:connector draw:style-name="gr8" draw:text-style-name="P1" draw:layer="layout" svg:x1="10.346cm" svg:y1="15.295cm" svg:x2="18.94cm" svg:y2="15.314cm" draw:start-shape="id4" draw:start-glue-point="1" draw:end-shape="id2" draw:end-glue-point="3" svg:d="M10346 15295h4297v19h4297" svg:viewBox="0 0 8595 20">
          <text:p/>
        </draw:connector>
        <draw:line draw:style-name="gr9" draw:text-style-name="P2" draw:layer="layout" svg:x1="20.38cm" svg:y1="11.746cm" svg:x2="20.38cm" svg:y2="14.032cm">
          <text:p text:style-name="P2">Sensor</text:p>
          <text:p text:style-name="P2"><text:s/>Data</text:p>
          <text:p text:style-name="P2"/>
          <text:p text:style-name="P2"/>
          <text:p text:style-name="P2"/>
        </draw:line>
        <draw:line draw:style-name="gr9" draw:text-style-name="P1" draw:layer="layout" svg:x1="19.26cm" svg:y1="13.786cm" svg:x2="19.26cm" svg:y2="11.754cm">
          <text:p text:style-name="P1">Actuator </text:p>
          <text:p text:style-name="P1">Cmds</text:p>
          <text:p text:style-name="P1"/>
          <text:p text:style-name="P1"/>
          <text:p text:style-name="P1"/>
        </draw:line>
        <draw:line draw:style-name="gr9" draw:text-style-name="P1" draw:layer="layout" svg:x1="12.506cm" svg:y1="14.848cm" svg:x2="15.554cm" svg:y2="14.848cm">
          <text:p text:style-name="P1">Cmds</text:p>
          <text:p text:style-name="P1"/>
          <text:p text:style-name="P1"/>
        </draw:line>
        <draw:line draw:style-name="gr10" draw:text-style-name="P1" draw:layer="layout" svg:x1="12.506cm" svg:y1="15.864cm" svg:x2="15.554cm" svg:y2="15.864cm">
          <text:p text:style-name="P1"/>
          <text:p text:style-name="P1"/>
          <text:p text:style-name="P1">Tlm</text:p>
        </draw:line>
        <draw:line draw:style-name="gr10" draw:text-style-name="P1" draw:layer="layout" svg:x1="12.507cm" svg:y1="10.369cm" svg:x2="15.555cm" svg:y2="10.369cm">
          <text:p text:style-name="P1"/>
          <text:p text:style-name="P1"/>
          <text:p text:style-name="P1">State</text:p>
        </draw:line>
        <draw:custom-shape draw:style-name="gr11" draw:text-style-name="P1" xml:id="id5" draw:id="id5" draw:layer="layout" svg:width="3.048cm" svg:height="1.524cm" svg:x="24.384cm" svg:y="14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972cm" svg:y1="15.314cm" svg:x2="24.384cm" svg:y2="15.34cm" draw:start-shape="id2" draw:start-glue-point="1" draw:end-shape="id5" draw:end-glue-point="3" svg:d="M20972 15314h1706v26h1706" svg:viewBox="0 0 3413 27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7.112cm" svg:height="10.922cm" svg:x="5.016cm" svg:y="6.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0.922cm" svg:x="16.316cm" svg:y="6.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Configuration 2: <text:line-break/>42 Engine+Display Hosted on GSE</text:p>
          </draw:text-box>
        </draw:frame>
        <draw:custom-shape draw:style-name="gr4" draw:text-style-name="P1" xml:id="id7" draw:id="id7" draw:layer="layout" svg:width="2.032cm" svg:height="1.016cm" svg:x="18.94cm" svg:y="14.806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.436cm" svg:height="2.794cm" svg:x="6.91cm" svg:y="8.498cm">
          <text:p text:style-name="P1">42</text:p>
          <text:p text:style-name="P1">Engine+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436cm" svg:height="2.794cm" svg:x="6.91cm" svg:y="13.8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924cm" svg:y="7.0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5.524cm" svg:y="7.082cm">
          <text:p text:style-name="P1">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346cm" svg:y1="15.295cm" svg:x2="18.94cm" svg:y2="15.314cm" draw:start-shape="id6" draw:start-glue-point="1" draw:end-shape="id7" draw:end-glue-point="3" svg:d="M10346 15295h4297v19h4297" svg:viewBox="0 0 8595 20">
          <text:p/>
        </draw:connector>
        <draw:line draw:style-name="gr9" draw:text-style-name="P2" draw:layer="layout" svg:x1="20.38cm" svg:y1="11.746cm" svg:x2="20.38cm" svg:y2="14.032cm">
          <text:p text:style-name="P2">Sensor</text:p>
          <text:p text:style-name="P2"><text:s/>Data</text:p>
          <text:p text:style-name="P2"/>
          <text:p text:style-name="P2"/>
          <text:p text:style-name="P2"/>
        </draw:line>
        <draw:line draw:style-name="gr9" draw:text-style-name="P1" draw:layer="layout" svg:x1="19.26cm" svg:y1="13.786cm" svg:x2="19.26cm" svg:y2="11.754cm">
          <text:p text:style-name="P1">Actuator </text:p>
          <text:p text:style-name="P1">Cmds</text:p>
          <text:p text:style-name="P1"/>
          <text:p text:style-name="P1"/>
          <text:p text:style-name="P1"/>
        </draw:line>
        <draw:line draw:style-name="gr9" draw:text-style-name="P1" draw:layer="layout" svg:x1="12.506cm" svg:y1="14.848cm" svg:x2="15.554cm" svg:y2="14.848cm">
          <text:p text:style-name="P1">Cmds</text:p>
          <text:p text:style-name="P1"/>
          <text:p text:style-name="P1"/>
        </draw:line>
        <draw:line draw:style-name="gr10" draw:text-style-name="P1" draw:layer="layout" svg:x1="12.506cm" svg:y1="15.864cm" svg:x2="15.554cm" svg:y2="15.864cm">
          <text:p text:style-name="P1"/>
          <text:p text:style-name="P1"/>
          <text:p text:style-name="P1">Tlm</text:p>
        </draw:line>
        <draw:connector draw:style-name="gr8" draw:text-style-name="P1" draw:layer="layout" svg:x1="10.346cm" svg:y1="9.895cm" svg:x2="19.956cm" svg:y2="14.806cm" draw:start-shape="id8" draw:start-glue-point="1" draw:end-shape="id7" draw:end-glue-point="0" svg:d="M10346 9895h9610v4911" svg:viewBox="0 0 9611 4912">
          <text:p/>
        </draw:connector>
        <draw:custom-shape draw:style-name="gr11" draw:text-style-name="P1" xml:id="id9" draw:id="id9" draw:layer="layout" svg:width="3.048cm" svg:height="1.524cm" svg:x="24.384cm" svg:y="14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972cm" svg:y1="15.314cm" svg:x2="24.384cm" svg:y2="15.34cm" draw:start-shape="id7" draw:start-glue-point="1" draw:end-shape="id9" svg:d="M20972 15314h1706v26h1706" svg:viewBox="0 0 3413 27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7.112cm" svg:height="10.922cm" svg:x="8.016cm" svg:y="6.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0.922cm" svg:x="16.916cm" svg:y="6.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5.182cm" svg:x="1.4cm" svg:y="-0.001cm" presentation:class="title" presentation:user-transformed="true">
          <draw:text-box>
            <text:p>Configuration 3: <text:line-break/>42 Engine and Display Hosted on Separate GSEs</text:p>
          </draw:text-box>
        </draw:frame>
        <draw:custom-shape draw:style-name="gr4" draw:text-style-name="P1" xml:id="id11" draw:id="id11" draw:layer="layout" svg:width="2.032cm" svg:height="1.016cm" svg:x="19.54cm" svg:y="14.806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436cm" svg:height="2.794cm" svg:x="9.91cm" svg:y="8.498cm">
          <text:p text:style-name="P1">42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436cm" svg:height="2.794cm" svg:x="9.91cm" svg:y="13.8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7.524cm" svg:y="7.0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8.524cm" svg:y="7.082cm">
          <text:p text:style-name="P1">Main 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346cm" svg:y1="15.295cm" svg:x2="19.54cm" svg:y2="15.314cm" draw:start-shape="id10" draw:start-glue-point="1" draw:end-shape="id11" draw:end-glue-point="3" svg:d="M13346 15295h3097v19h3097" svg:viewBox="0 0 6195 20">
          <text:p/>
        </draw:connector>
        <draw:line draw:style-name="gr9" draw:text-style-name="P2" draw:layer="layout" svg:x1="20.98cm" svg:y1="11.746cm" svg:x2="20.98cm" svg:y2="14.032cm">
          <text:p text:style-name="P2">Sensor</text:p>
          <text:p text:style-name="P2"><text:s/>Data</text:p>
          <text:p text:style-name="P2"/>
          <text:p text:style-name="P2"/>
          <text:p text:style-name="P2"/>
        </draw:line>
        <draw:line draw:style-name="gr9" draw:text-style-name="P1" draw:layer="layout" svg:x1="19.86cm" svg:y1="13.786cm" svg:x2="19.86cm" svg:y2="11.754cm">
          <text:p text:style-name="P1">Actuator </text:p>
          <text:p text:style-name="P1">Cmds</text:p>
          <text:p text:style-name="P1"/>
          <text:p text:style-name="P1"/>
          <text:p text:style-name="P1"/>
        </draw:line>
        <draw:line draw:style-name="gr9" draw:text-style-name="P1" draw:layer="layout" svg:x1="14.506cm" svg:y1="14.848cm" svg:x2="17.554cm" svg:y2="14.848cm">
          <text:p text:style-name="P1">Cmds</text:p>
          <text:p text:style-name="P1"/>
          <text:p text:style-name="P1"/>
        </draw:line>
        <draw:line draw:style-name="gr10" draw:text-style-name="P1" draw:layer="layout" svg:x1="14.506cm" svg:y1="15.864cm" svg:x2="17.554cm" svg:y2="15.864cm">
          <text:p text:style-name="P1"/>
          <text:p text:style-name="P1"/>
          <text:p text:style-name="P1">Tlm</text:p>
        </draw:line>
        <draw:connector draw:style-name="gr8" draw:text-style-name="P1" draw:layer="layout" svg:x1="13.346cm" svg:y1="9.895cm" svg:x2="20.556cm" svg:y2="14.806cm" draw:start-shape="id12" draw:start-glue-point="1" draw:end-shape="id11" draw:end-glue-point="0" svg:d="M13346 9895h7210v4911" svg:viewBox="0 0 7211 4912">
          <text:p/>
        </draw:connector>
        <draw:custom-shape draw:style-name="gr13" draw:text-style-name="P1" draw:layer="layout" svg:width="7.112cm" svg:height="5.726cm" svg:x="0.416cm" svg:y="6.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3.436cm" svg:height="2.794cm" svg:x="2.31cm" svg:y="8.4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0.924cm" svg:y="7.082cm">
          <text:p text:style-name="P1"><text:s/>Aux G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746cm" svg:y1="9.895cm" svg:x2="9.91cm" svg:y2="9.895cm" draw:start-shape="id13" draw:start-glue-point="1" draw:end-shape="id12" draw:end-glue-point="3" svg:d="M5746 9895h4164" svg:viewBox="0 0 4165 1">
          <text:p/>
        </draw:connector>
        <draw:line draw:style-name="gr10" draw:text-style-name="P1" draw:layer="layout" svg:x1="6.308cm" svg:y1="10.258cm" svg:x2="9.356cm" svg:y2="10.258cm">
          <text:p text:style-name="P1"/>
          <text:p text:style-name="P1"/>
          <text:p text:style-name="P1">State</text:p>
        </draw:line>
        <draw:custom-shape draw:style-name="gr11" draw:text-style-name="P1" xml:id="id14" draw:id="id14" draw:layer="layout" svg:width="3.048cm" svg:height="1.524cm" svg:x="24.384cm" svg:y="14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1.572cm" svg:y1="15.314cm" svg:x2="24.384cm" svg:y2="15.34cm" draw:start-shape="id11" draw:start-glue-point="1" draw:end-shape="id14" draw:end-glue-point="3" svg:d="M21572 15314h1406v26h1406" svg:viewBox="0 0 2813 27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7.112cm" svg:height="10.922cm" svg:x="5.616cm" svg:y="6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1cm" svg:height="3.186cm" svg:x="16.116cm" svg:y="6.0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Configuration 4: <text:line-break/>Multiple S/C and Display Clients</text:p>
          </draw:text-box>
        </draw:frame>
        <draw:custom-shape draw:style-name="gr4" draw:text-style-name="P1" xml:id="id19" draw:id="id19" draw:layer="layout" svg:width="2.032cm" svg:height="1.016cm" svg:x="18.698cm" svg:y="7.879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3.436cm" svg:height="2.794cm" svg:x="7.51cm" svg:y="7.798cm">
          <text:p text:style-name="P1">42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6" draw:text-style-name="P1" xml:id="id22" draw:id="id22" draw:layer="layout" svg:width="3.436cm" svg:height="2.794cm" svg:x="7.51cm" svg:y="13.198cm">
          <text:p text:style-name="P1">Cmd/Tlm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724cm" svg:y="6.3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6.124cm" svg:y="6.382cm">
          <text:p text:style-name="P1">Main GS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226cm" svg:height="4.202cm" svg:x="0.902cm" svg:y="6.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5" draw:id="id15" draw:layer="layout" svg:width="2.698cm" svg:height="1.916cm" svg:x="1.548cm" svg:y="7.7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56cm" svg:height="1.016cm" svg:x="1.41cm" svg:y="6.382cm">
          <text:p text:style-name="P1"><text:s/>Aux GSE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line-skew="0.612cm" svg:x1="4.246cm" svg:y1="8.756cm" svg:x2="7.51cm" svg:y2="9.195cm" draw:start-shape="id15" draw:start-glue-point="1" draw:end-shape="id16" draw:end-glue-point="3" svg:d="M4246 8756h2244v439h1020" svg:viewBox="0 0 3265 440">
          <text:p/>
        </draw:connector>
        <draw:custom-shape draw:style-name="gr15" draw:text-style-name="P1" draw:layer="layout" svg:width="4.226cm" svg:height="4.202cm" svg:x="0.902cm" svg:y="10.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2.698cm" svg:height="1.916cm" svg:x="1.548cm" svg:y="12.3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56cm" svg:height="1.016cm" svg:x="1.41cm" svg:y="10.982cm">
          <text:p text:style-name="P1"><text:s/>Aux GS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226cm" svg:height="4.202cm" svg:x="0.902cm" svg:y="15.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8" draw:id="id18" draw:layer="layout" svg:width="2.698cm" svg:height="1.916cm" svg:x="1.548cm" svg:y="16.998cm">
          <text:p text:style-name="P1">42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56cm" svg:height="1.016cm" svg:x="1.41cm" svg:y="15.582cm">
          <text:p text:style-name="P1"><text:s/>Aux GSE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line-skew="0.612cm" svg:x1="4.246cm" svg:y1="13.356cm" svg:x2="7.51cm" svg:y2="9.195cm" draw:start-shape="id17" draw:start-glue-point="1" draw:end-shape="id16" draw:end-glue-point="3" svg:d="M4246 13356h2244v-4161h1020" svg:viewBox="0 0 3265 4162">
          <text:p/>
        </draw:connector>
        <draw:connector draw:style-name="gr18" draw:text-style-name="P1" draw:layer="layout" draw:line-skew="0.612cm" svg:x1="4.246cm" svg:y1="17.956cm" svg:x2="7.51cm" svg:y2="9.195cm" draw:start-shape="id18" draw:start-glue-point="1" draw:end-shape="id16" draw:end-glue-point="3" svg:d="M4246 17956h2244v-8761h1020" svg:viewBox="0 0 3265 8762">
          <text:p/>
        </draw:connector>
        <draw:custom-shape draw:style-name="gr14" draw:text-style-name="P1" draw:layer="layout" svg:width="7.1cm" svg:height="3.186cm" svg:x="16.116cm" svg:y="10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2.032cm" svg:height="1.016cm" svg:x="18.698cm" svg:y="11.879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724cm" svg:y="10.382cm">
          <text:p text:style-name="P1">Flight Processo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1cm" svg:height="3.186cm" svg:x="16.116cm" svg:y="14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2.032cm" svg:height="1.016cm" svg:x="18.698cm" svg:y="15.879cm">
          <text:p text:style-name="P1">FSW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016cm" svg:x="16.724cm" svg:y="14.382cm">
          <text:p text:style-name="P1">Flight Processor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line-skew="-1.106cm" svg:x1="10.946cm" svg:y1="9.195cm" svg:x2="18.698cm" svg:y2="8.387cm" draw:start-shape="id16" draw:start-glue-point="1" draw:end-shape="id19" svg:d="M10946 9195h2770v-808h4982" svg:viewBox="0 0 7753 809">
          <text:p/>
        </draw:connector>
        <draw:connector draw:style-name="gr18" draw:text-style-name="P1" draw:layer="layout" draw:line-skew="-1.106cm" svg:x1="10.946cm" svg:y1="9.195cm" svg:x2="18.698cm" svg:y2="12.387cm" draw:start-shape="id16" draw:start-glue-point="1" draw:end-shape="id20" draw:end-glue-point="3" svg:d="M10946 9195h2770v3192h4982" svg:viewBox="0 0 7753 3193">
          <text:p/>
        </draw:connector>
        <draw:connector draw:style-name="gr18" draw:text-style-name="P1" draw:layer="layout" draw:line-skew="-1.106cm" svg:x1="10.946cm" svg:y1="9.195cm" svg:x2="18.698cm" svg:y2="16.387cm" draw:start-shape="id16" draw:start-glue-point="1" draw:end-shape="id21" draw:end-glue-point="3" svg:d="M10946 9195h2770v7192h4982" svg:viewBox="0 0 7753 7193">
          <text:p/>
        </draw:connector>
        <draw:connector draw:style-name="gr8" draw:text-style-name="P1" draw:layer="layout" draw:line-skew="-0.09cm" svg:x1="10.946cm" svg:y1="14.595cm" svg:x2="18.698cm" svg:y2="8.387cm" draw:start-shape="id22" draw:start-glue-point="1" draw:end-shape="id19" draw:end-glue-point="3" svg:d="M10946 14595h3786v-6208h3966" svg:viewBox="0 0 7753 6209">
          <text:p/>
        </draw:connector>
        <draw:connector draw:style-name="gr8" draw:text-style-name="P1" draw:layer="layout" draw:line-skew="-0.09cm" svg:x1="10.946cm" svg:y1="14.595cm" svg:x2="18.698cm" svg:y2="12.387cm" draw:start-shape="id22" draw:start-glue-point="1" draw:end-shape="id20" draw:end-glue-point="3" svg:d="M10946 14595h3786v-2208h3966" svg:viewBox="0 0 7753 2209">
          <text:p/>
        </draw:connector>
        <draw:connector draw:style-name="gr8" draw:text-style-name="P1" draw:layer="layout" draw:line-skew="-0.09cm" svg:x1="10.946cm" svg:y1="14.595cm" svg:x2="18.698cm" svg:y2="16.387cm" draw:start-shape="id22" draw:start-glue-point="1" draw:end-shape="id21" draw:end-glue-point="3" svg:d="M10946 14595h3786v1792h3966" svg:viewBox="0 0 7753 1793">
          <text:p/>
        </draw:connector>
        <draw:custom-shape draw:style-name="gr20" draw:text-style-name="P1" xml:id="id23" draw:id="id23" draw:layer="layout" svg:width="3.048cm" svg:height="1.694cm" svg:x="24.384cm" svg:y="15.5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73cm" svg:y1="16.387cm" svg:x2="24.384cm" svg:y2="16.425cm" draw:start-shape="id21" draw:start-glue-point="1" draw:end-shape="id23" draw:end-glue-point="3" svg:d="M20730 16387h1827v38h1827" svg:viewBox="0 0 3655 39">
          <text:p/>
        </draw:connector>
        <draw:custom-shape draw:style-name="gr21" draw:text-style-name="P1" xml:id="id25" draw:id="id25" draw:layer="layout" svg:width="3.048cm" svg:height="1.618cm" svg:x="24.384cm" svg:y="11.584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ustom-shape draw:style-name="gr22" draw:text-style-name="P1" xml:id="id24" draw:id="id24" draw:layer="layout" svg:width="3.048cm" svg:height="1.82cm" svg:x="24.384cm" svg:y="7.478cm">
          <text:p text:style-name="P1">Sensors/</text:p>
          <text:p text:style-name="P1">Actuator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73cm" svg:y1="8.387cm" svg:x2="24.384cm" svg:y2="8.388cm" draw:start-shape="id19" draw:start-glue-point="1" draw:end-shape="id24" draw:end-glue-point="3" svg:d="M20730 8387h1827v1h1827" svg:viewBox="0 0 3655 2">
          <text:p/>
        </draw:connector>
        <draw:connector draw:style-name="gr8" draw:text-style-name="P1" draw:layer="layout" svg:x1="20.73cm" svg:y1="12.387cm" svg:x2="24.384cm" svg:y2="12.393cm" draw:start-shape="id20" draw:start-glue-point="1" draw:end-shape="id25" draw:end-glue-point="3" svg:d="M20730 12387h1827v6h1827" svg:viewBox="0 0 3655 7">
          <text:p/>
        </draw:connector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4:15:45.805531000</meta:creation-date>
    <dc:date>2015-01-29T07:34:28.471678000</dc:date>
    <meta:editing-duration>PT51M56S</meta:editing-duration>
    <meta:editing-cycles>7</meta:editing-cycles>
    <meta:generator>LibreOffice/4.3.2.2$MacOSX_X86_64 LibreOffice_project/edfb5295ba211bd31ad47d0bad0118690f76407d</meta:generator>
    <meta:document-statistic meta:object-count="123"/>
  </office:meta>
</office:document-meta>
</file>